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loext:graphic-properties draw:fill="solid" draw:fill-color="#ffffff"/>
      <style:paragraph-properties fo:background-color="#ffffff"/>
      <style:text-properties fo:color="#222222" fo:background-color="#ffff00"/>
    </style:style>
    <style:style style:name="P5" style:family="paragraph" style:parent-style-name="Standard">
      <loext:graphic-properties draw:fill="solid" draw:fill-color="#ffffff"/>
      <style:paragraph-properties fo:background-color="#ffffff"/>
    </style:style>
    <style:style style:name="P6" style:family="paragraph" style:parent-style-name="Standard">
      <style:text-properties fo:background-color="#fce5cd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fo:color="#222222" fo:font-weight="bold" style:font-weight-asian="bold"/>
    </style:style>
    <style:style style:name="P9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fo:color="#222222"/>
    </style:style>
    <style:style style:name="P10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</style:style>
    <style:style style:name="P11" style:family="paragraph" style:parent-style-name="Standard">
      <style:paragraph-properties fo:margin-left="0in" fo:margin-right="0in" fo:line-height="100%" fo:text-indent="0in" style:auto-text-indent="false"/>
      <style:text-properties fo:color="#202124" style:font-name="Roboto" style:font-name-asian="Roboto1" style:font-name-complex="Roboto1"/>
    </style:style>
    <style:style style:name="P12" style:family="paragraph" style:parent-style-name="Standard">
      <loext:graphic-properties draw:fill="solid" draw:fill-color="#ffffff"/>
      <style:paragraph-properties fo:margin-left="0in" fo:margin-right="0in" fo:margin-top="0.0417in" fo:margin-bottom="0.1528in" loext:contextual-spacing="false" fo:line-height="100%" fo:text-indent="0in" style:auto-text-indent="false" fo:background-color="#ffffff"/>
    </style:style>
    <style:style style:name="P13" style:family="paragraph" style:parent-style-name="Standard" style:list-style-name="WWNum7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14" style:family="paragraph" style:parent-style-name="Standard" style:list-style-name="WWNum7">
      <style:paragraph-properties fo:margin-left="0.5in" fo:margin-right="0in" fo:line-height="100%" fo:text-indent="-0.25in" style:auto-text-indent="false"/>
    </style:style>
    <style:style style:name="P15" style:family="paragraph" style:parent-style-name="Standard" style:list-style-name="WWNum1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16" style:family="paragraph" style:parent-style-name="Standard" style:list-style-name="WWNum6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1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7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19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21" style:family="paragraph" style:parent-style-name="Standard" style:list-style-name="WWNum4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22" style:family="paragraph" style:parent-style-name="Standard" style:list-style-name="WWNum2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23" style:family="paragraph" style:parent-style-name="Standard" style:list-style-name="WWNum4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24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5" style:family="paragraph" style:parent-style-name="Standard" style:list-style-name="WWNum4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6" style:family="paragraph" style:parent-style-name="Standard" style:list-style-name="WWNum3">
      <loext:graphic-properties draw:fill="solid" draw:fill-color="#ffffff"/>
      <style:paragraph-properties fo:margin-left="1in" fo:margin-right="0in" fo:text-indent="-0.25in" style:auto-text-indent="false" fo:background-color="#ffffff"/>
    </style:style>
    <style:style style:name="P27" style:family="paragraph" style:parent-style-name="Standard" style:list-style-name="WWNum7">
      <loext:graphic-properties draw:fill="solid" draw:fill-color="#ffffff"/>
      <style:paragraph-properties fo:margin-left="1in" fo:margin-right="0in" fo:text-indent="-0.25in" style:auto-text-indent="false" fo:background-color="#ffffff"/>
    </style:style>
    <style:style style:name="P28" style:family="paragraph" style:parent-style-name="Standard" style:list-style-name="WWNum7">
      <style:paragraph-properties fo:margin-left="1in" fo:margin-right="0in" fo:line-height="100%" fo:text-indent="-0.25in" style:auto-text-indent="false"/>
    </style:style>
    <style:style style:name="P29" style:family="paragraph" style:parent-style-name="Standard" style:list-style-name="WWNum1">
      <loext:graphic-properties draw:fill="solid" draw:fill-color="#ffffff"/>
      <style:paragraph-properties fo:margin-left="1in" fo:margin-right="0in" fo:text-indent="-0.25in" style:auto-text-indent="false" fo:background-color="#ffffff"/>
    </style:style>
    <style:style style:name="P30" style:family="paragraph" style:parent-style-name="Standard" style:list-style-name="WWNum7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8">
      <loext:graphic-properties draw:fill="solid" draw:fill-color="#ffffff"/>
      <style:paragraph-properties fo:margin-left="1in" fo:margin-right="0in" fo:margin-top="0in" fo:margin-bottom="0in" loext:contextual-spacing="false" fo:line-height="100%" fo:text-indent="-0.25in" style:auto-text-indent="false" fo:background-color="#ffffff"/>
    </style:style>
    <style:style style:name="P32" style:family="paragraph" style:parent-style-name="Standard" style:list-style-name="WWNum8">
      <loext:graphic-properties draw:fill="solid" draw:fill-color="#ffffff"/>
      <style:paragraph-properties fo:margin-left="1in" fo:margin-right="0in" fo:margin-top="0in" fo:margin-bottom="0.1528in" loext:contextual-spacing="false" fo:line-height="100%" fo:text-indent="-0.25in" style:auto-text-indent="false" fo:background-color="#ffffff"/>
    </style:style>
    <style:style style:name="P33" style:family="paragraph" style:parent-style-name="Standard">
      <style:paragraph-properties fo:margin-left="0.5in" fo:margin-right="0in" fo:text-indent="0in" style:auto-text-indent="false"/>
    </style:style>
    <style:style style:name="P34" style:family="paragraph" style:parent-style-name="Standard">
      <loext:graphic-properties draw:fill="solid" draw:fill-color="#ffffff"/>
      <style:paragraph-properties fo:margin-left="0.5in" fo:margin-right="0in" fo:text-indent="0in" style:auto-text-indent="false" fo:background-color="#ffffff"/>
      <style:text-properties fo:color="#222222"/>
    </style:style>
    <style:style style:name="P35" style:family="paragraph" style:parent-style-name="Standard">
      <loext:graphic-properties draw:fill="solid" draw:fill-color="#ffffff"/>
      <style:paragraph-properties fo:margin-left="0.5in" fo:margin-right="0in" fo:text-indent="0in" style:auto-text-indent="false" fo:background-color="#ffffff"/>
      <style:text-properties fo:color="#222222" fo:background-color="#ffffff"/>
    </style:style>
    <style:style style:name="P36" style:family="paragraph" style:parent-style-name="Standard">
      <loext:graphic-properties draw:fill="solid" draw:fill-color="#ffffff"/>
      <style:paragraph-properties fo:margin-left="0.5in" fo:margin-right="0in" fo:text-indent="0in" style:auto-text-indent="false" fo:background-color="#ffffff"/>
    </style:style>
    <style:style style:name="P37" style:family="paragraph" style:parent-style-name="Standard">
      <loext:graphic-properties draw:fill="solid" draw:fill-color="#ffffff"/>
      <style:paragraph-properties fo:margin-left="1in" fo:margin-right="0in" fo:text-indent="0in" style:auto-text-indent="false" fo:background-color="#ffffff"/>
      <style:text-properties fo:color="#222222"/>
    </style:style>
    <style:style style:name="P38" style:family="paragraph" style:parent-style-name="Standard" style:list-style-name="WWNum7">
      <loext:graphic-properties draw:fill="solid" draw:fill-color="#ffffff"/>
      <style:paragraph-properties fo:margin-left="1.5in" fo:margin-right="0in" fo:text-indent="-0.25in" style:auto-text-indent="false" fo:background-color="#ffffff"/>
    </style:style>
    <style:style style:name="P39" style:family="paragraph" style:parent-style-name="Standard">
      <loext:graphic-properties draw:fill="solid" draw:fill-color="#ffffff"/>
      <style:paragraph-properties fo:margin-left="1.5in" fo:margin-right="0in" fo:text-indent="0in" style:auto-text-indent="false" fo:background-color="#ffffff"/>
      <style:text-properties fo:color="#202124" style:font-name="Roboto" style:font-name-asian="Roboto1" style:font-name-complex="Roboto1"/>
    </style:style>
    <style:style style:name="P40" style:family="paragraph" style:parent-style-name="Standard">
      <loext:graphic-properties draw:fill="solid" draw:fill-color="#ffffff"/>
      <style:paragraph-properties fo:margin-top="0.0417in" fo:margin-bottom="0.1528in" loext:contextual-spacing="false" fo:line-height="100%" fo:background-color="#ffffff"/>
    </style:style>
    <style:style style:name="P41" style:family="paragraph" style:parent-style-name="Standard" style:master-page-name="First_20_Page">
      <style:paragraph-properties fo:text-align="center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fo:background-color="#fff2cc" loext:char-shading-value="0" style:font-weight-asian="bold"/>
    </style:style>
    <style:style style:name="T4" style:family="text">
      <style:text-properties fo:background-color="#ffff00"/>
    </style:style>
    <style:style style:name="T5" style:family="text">
      <style:text-properties fo:color="#222222" fo:background-color="#ffff00"/>
    </style:style>
    <style:style style:name="T6" style:family="text">
      <style:text-properties fo:color="#222222" fo:font-weight="bold" style:font-weight-asian="bold"/>
    </style:style>
    <style:style style:name="T7" style:family="text">
      <style:text-properties fo:color="#222222" fo:font-weight="bold" style:font-weight-asian="bold" fo:background-color="#ffffff"/>
    </style:style>
    <style:style style:name="T8" style:family="text">
      <style:text-properties fo:color="#222222"/>
    </style:style>
    <style:style style:name="T9" style:family="text">
      <style:text-properties fo:color="#222222" style:text-underline-style="none"/>
    </style:style>
    <style:style style:name="T10" style:family="text">
      <style:text-properties fo:color="#222222" style:text-underline-style="none" fo:background-color="#ffffff"/>
    </style:style>
    <style:style style:name="T11" style:family="text">
      <style:text-properties fo:color="#222222" fo:background-color="#ffffff"/>
    </style:style>
    <style:style style:name="T12" style:family="text">
      <style:text-properties fo:color="#202124" style:font-name="Roboto" style:font-name-asian="Roboto1" style:font-name-complex="Roboto1"/>
    </style:style>
    <style:style style:name="T13" style:family="text">
      <style:text-properties fo:color="#202124" style:font-name="Roboto" style:text-underline-style="none" style:font-name-asian="Roboto1" style:font-name-complex="Roboto1"/>
    </style:style>
    <style:style style:name="T14" style:family="text">
      <style:text-properties fo:color="#202124" style:font-name="Roboto" fo:font-size="12pt" style:font-name-asian="Roboto1" style:font-size-asian="12pt" style:font-name-complex="Roboto1" style:font-size-complex="12pt"/>
    </style:style>
    <style:style style:name="T15" style:family="text">
      <style:text-properties fo:color="#1f1f1f" fo:font-size="12pt" style:font-size-asian="12pt" style:font-size-complex="12pt"/>
    </style:style>
    <style:style style:name="T16" style:family="text">
      <style:text-properties fo:color="#1f1f1f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7" style:family="text">
      <style:text-properties fo:color="#1f1f1f" fo:font-size="12pt" fo:font-weight="bold" style:font-size-asian="12pt" style:font-weight-asian="bold" style:font-size-complex="12pt"/>
    </style:style>
    <style:style style:name="T18" style:family="text">
      <style:text-properties fo:color="#1f1f1f" fo:font-size="12pt" style:text-underline-style="none" style:font-size-asian="12pt" style:font-size-complex="12pt"/>
    </style:style>
    <style:style style:name="T19" style:family="text">
      <style:text-properties fo:font-size="15pt" fo:font-weight="bold" style:font-size-asian="15pt" style:font-weight-asian="bold" style:font-size-complex="15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a xlink:type="simple" xlink:href="https://sites.google.com/ableathletics.org/ableathleticsintranet/templatesinformation" text:style-name="ListLabel_20_73" text:visited-style-name="ListLabel_20_73"><text:span text:style-name="T1">LINK to INTRANET to access information needed</text:span></text:a></text:p>
      <text:p text:style-name="Standard"/>
      <text:p text:style-name="Standard">1. <text:s/>Stakeholder Attribute List </text:p>
      <text:p text:style-name="Standard"/>
      <text:p text:style-name="Standard"><text:s text:c="3"/>- <text:s/>Volunteers :</text:p>
      <text:p text:style-name="Standard"><text:s text:c="5"/>1. Name,Age</text:p>
      <text:p text:style-name="Standard"><text:s text:c="5"/>2. School, town</text:p>
      <text:p text:style-name="Standard"><text:s text:c="5"/>3. Role (student, coach, educator)</text:p>
      <text:p text:style-name="Standard"><text:s text:c="5"/>4. Experience with special needs population</text:p>
      <text:p text:style-name="Standard"><text:s text:c="5"/>5. Previous volunteering with Able Athletics</text:p>
      <text:p text:style-name="Standard"><text:s text:c="5"/>6. Date of last onboarding/Last training date (for skills update)</text:p>
      <text:p text:style-name="Standard"><text:s text:c="5"/>7. Attendance history</text:p>
      <text:p text:style-name="Standard"><text:s text:c="5"/>8. Previous participation/registration (sport, frequency, attendance/consistency)</text:p>
      <text:p text:style-name="P2"/>
      <text:p text:style-name="Standard"/>
      <text:p text:style-name="Standard"><text:s text:c="3"/>- <text:s/>Able Athletes :</text:p>
      <text:p text:style-name="Standard"><text:s text:c="5"/>1. Name, age</text:p>
      <text:p text:style-name="Standard"><text:s text:c="5"/>2. Diagnosis (if any), needs for accommodations</text:p>
      <text:p text:style-name="Standard"><text:s text:c="5"/>3. Communication needs</text:p>
      <text:p text:style-name="Standard"><text:s text:c="5"/>4. Types of therapeutic services required (physical, occupational, visual, speech)</text:p>
      <text:p text:style-name="Standard"><text:soft-page-break/><text:s text:c="5"/>5. Age, assistive devices</text:p>
      <text:p text:style-name="Standard"><text:s text:c="5"/>6. Classroom type (e.g., 8:1:2, inclusion, general education)</text:p>
      <text:p text:style-name="Standard"><text:s text:c="5"/>7. School, town</text:p>
      <text:p text:style-name="Standard"><text:s text:c="5"/>8. Previous participation/registration/attendance (sport, frequency, attendance/consistency)</text:p>
      <text:p text:style-name="Standard"/>
      <text:p text:style-name="Standard">2. <text:s/>Volunteer User Flow </text:p>
      <text:p text:style-name="Standard"><text:s text:c="3"/>- Awareness: Notified via word of mouth, social media, school/team notifications</text:p>
      <text:p text:style-name="Standard"><text:s text:c="3"/>- Registration: Directed to website, create an account</text:p>
      <text:p text:style-name="Standard"><text:s text:c="3"/>- Onboarding: Receive email with access code for training (7 sections + self-analysis)</text:p>
      <text:p text:style-name="P7"><text:s text:c="3"/>- Issue: Incomplete self-analysis leading to unregistered completion; having to manually check <text:s text:c="2"/>opinion target verify completion</text:p>
      <text:p text:style-name="Standard"><text:s text:c="3"/>- Reminders: Emails for onboarding completion (x2) <text:s/>and session preparation (x1)</text:p>
      <text:p text:style-name="Standard"><text:s text:c="3"/>- Preparation: Information on time, venue, and volunteer etiquette</text:p>
      <text:p text:style-name="Standard"/>
      <text:p text:style-name="Standard">3. <text:s/>Key Moments and Attributes to Track in Volunteer User Flow </text:p>
      <text:p text:style-name="Standard"><text:s text:c="3"/>- Date of initial registration</text:p>
      <text:p text:style-name="Standard"><text:s text:c="3"/>- Onboarding completion date</text:p>
      <text:p text:style-name="Standard"><text:s text:c="3"/>- Chosen programs for volunteering</text:p>
      <text:p text:style-name="Standard"><text:s text:c="3"/>- Frequency of volunteering</text:p>
      <text:p text:style-name="Standard"><text:s text:c="3"/>- Attendance record at events</text:p>
      <text:p text:style-name="Standard"/>
      <text:p text:style-name="Standard"/>
      <text:p text:style-name="Standard"><text:soft-page-break/>4. <text:s/>Communication Process </text:p>
      <text:p text:style-name="Standard"><text:s text:c="3"/>- Automated Email Triggers:</text:p>
      <text:p text:style-name="Standard"><text:s text:c="5"/>1. When registration opens (volunteers and athletes)</text:p>
      <text:p text:style-name="Standard"><text:s text:c="5"/>2. Registration reminders</text:p>
      <text:p text:style-name="Standard"><text:s text:c="5"/>3. Onboarding codes and session details</text:p>
      <text:p text:style-name="Standard"><text:s text:c="5"/>4. Reminders to complete onboarding</text:p>
      <text:p text:style-name="Standard"><text:s text:c="5"/>5. Pre-event information ("what to expect")</text:p>
      <text:p text:style-name="Standard"><text:s text:c="5"/>6. Navigation map for event location</text:p>
      <text:p text:style-name="Standard"><text:s text:c="3"/>- Goal: Automate communication for efficiency and consistency</text:p>
      <text:p text:style-name="P3"/>
      <text:p text:style-name="Standard"><text:span text:style-name="T4"><office:annotation office:name="__Annotation__58_1351242741"><dc:creator>Erica Maiorano</dc:creator><dc:date>2024-01-27T23:31:25</dc:date><text:p><text:span text:style-name="T20">In their profile.</text:span></text:p></office:annotation></text:span><text:span text:style-name="T4"><office:annotation office:name="__Annotation__56_1351242741"><dc:creator>Erica Maiorano</dc:creator><dc:date>2024-01-27T23:31:11</dc:date><text:p><text:span text:style-name="T20">No just want to make sure it is included and available information.</text:span></text:p></office:annotation></text:span><text:span text:style-name="T4"><office:annotation office:name="__Annotation__54_1351242741"><dc:creator>Vanessa Dias</dc:creator><dc:date>2024-01-27T23:27:32</dc:date><text:p><text:span text:style-name="T20">That's at the top of the form where it's collecting demographics. <text:s/>Did you want it put in again?</text:span></text:p></office:annotation></text:span><text:span text:style-name="T4"><office:annotation office:name="__Annotation__52_1351242741"><dc:creator>Erica Maiorano</dc:creator><dc:date>2024-01-27T23:13:51</dc:date><text:p><text:span text:style-name="T20">Still need to include all the information such as school, age etc. however does not need to be assigned point value.</text:span></text:p></office:annotation></text:span><text:span text:style-name="T4">5. </text:span><text:span text:style-name="T5"><text:s/>Questions and logic for assigning point values to create algorithm for group assignments (attribute1 = 2 points, attribute2 = 1 point), (group1 members &gt; 5 points, group 2 &gt; 3 points, etc.)</text:span><office:annotation-end office:name="__Annotation__52_1351242741"/><office:annotation-end office:name="__Annotation__54_1351242741"/><office:annotation-end office:name="__Annotation__56_1351242741"/><office:annotation-end office:name="__Annotation__58_1351242741"/></text:p>
      <text:p text:style-name="P8"/>
      <text:p text:style-name="P10"><text:span text:style-name="T6">ABLE ATHLETES</text:span></text:p>
      <text:list xml:id="list2190711785" text:style-name="WWNum7">
        <text:list-item>
          <text:p text:style-name="P13"><text:span text:style-name="T8">Does your child require 1:1 support? </text:span></text:p>
        </text:list-item>
      </text:list>
      <text:list xml:id="list2800200682" text:style-name="WWNum3">
        <text:list-item>
          <text:p text:style-name="P26"><text:span text:style-name="T8">Almost Always = 4</text:span></text:p>
        </text:list-item>
        <text:list-item>
          <text:p text:style-name="P26"><text:span text:style-name="T8">Frequently = 3</text:span></text:p>
        </text:list-item>
        <text:list-item>
          <text:p text:style-name="P26"><text:span text:style-name="T8">Occasionally = 2 </text:span></text:p>
        </text:list-item>
        <text:list-item>
          <text:p text:style-name="P26"><text:span text:style-name="T8">Seldom = 1 <text:s/></text:span></text:p>
        </text:list-item>
        <text:list-item>
          <text:p text:style-name="P26"><text:span text:style-name="T8">Never = 0 <text:s/></text:span></text:p>
        </text:list-item>
      </text:list>
      <text:p text:style-name="P34"/>
      <text:list xml:id="list81439750408216" text:continue-list="list2190711785" text:style-name="WWNum7">
        <text:list-item>
          <text:p text:style-name="P13"><text:span text:style-name="T8">Please rate your child’s energy: </text:span></text:p>
          <text:list>
            <text:list-item>
              <text:p text:style-name="P27"><text:soft-page-break/><text:span text:style-name="T8">4- Very Low Energy: The child is consistently calm, quiet, and rarely shows signs of physical activity or excitement.</text:span></text:p>
            </text:list-item>
          </text:list>
        </text:list-item>
      </text:list>
      <text:p text:style-name="P37"/>
      <text:list xml:id="list81438460355807" text:continue-numbering="true" text:style-name="WWNum7">
        <text:list-item>
          <text:list>
            <text:list-item>
              <text:p text:style-name="P27"><text:span text:style-name="T8">2- Low Energy: The child generally has a calm demeanor but may occasionally display bursts of energy or enthusiasm.</text:span></text:p>
            </text:list-item>
          </text:list>
        </text:list-item>
      </text:list>
      <text:p text:style-name="P37"/>
      <text:list xml:id="list81439585435892" text:continue-numbering="true" text:style-name="WWNum7">
        <text:list-item>
          <text:list>
            <text:list-item>
              <text:p text:style-name="P27"><text:span text:style-name="T8">1- Moderate Energy: The child has a balanced energy level, showing a mix of calm and active periods throughout the day.</text:span></text:p>
            </text:list-item>
          </text:list>
        </text:list-item>
      </text:list>
      <text:p text:style-name="P37"/>
      <text:list xml:id="list81439181426408" text:continue-numbering="true" text:style-name="WWNum7">
        <text:list-item>
          <text:list>
            <text:list-item>
              <text:p text:style-name="P27"><text:span text:style-name="T8">3- High Energy: The child is often active, playful, and shows enthusiasm for physical activities, but there are still moments of calmness.</text:span></text:p>
            </text:list-item>
          </text:list>
        </text:list-item>
      </text:list>
      <text:p text:style-name="P37"/>
      <text:list xml:id="list81438611156439" text:continue-numbering="true" text:style-name="WWNum7">
        <text:list-item>
          <text:list>
            <text:list-item>
              <text:p text:style-name="P27"><text:span text:style-name="T8">4 - Super High Energy: The child is consistently very energetic, always on the go, and seems to have boundless enthusiasm and activity throughout the day.</text:span></text:p>
            </text:list-item>
          </text:list>
        </text:list-item>
      </text:list>
      <text:p text:style-name="P9"/>
      <text:list xml:id="list81439439782741" text:continue-numbering="true" text:style-name="WWNum7">
        <text:list-item>
          <text:p text:style-name="P13"><text:span text:style-name="T8">Classroom Setting in the educational setting </text:span></text:p>
          <text:list>
            <text:list-item>
              <text:p text:style-name="P27">4 = 8:1 or smaller </text:p>
            </text:list-item>
            <text:list-item>
              <text:p text:style-name="P27">3 = 12:1 </text:p>
            </text:list-item>
            <text:list-item>
              <text:p text:style-name="P27">2 = ICT </text:p>
            </text:list-item>
            <text:list-item>
              <text:p text:style-name="P27">1 = Gen Ed </text:p>
            </text:list-item>
          </text:list>
        </text:list-item>
      </text:list>
      <text:p text:style-name="P33"/>
      <text:list xml:id="list81440179294014" text:continue-numbering="true" text:style-name="WWNum7">
        <text:list-item>
          <text:p text:style-name="P13"><text:span text:style-name="T12">What services does your child receive? </text:span></text:p>
          <text:list>
            <text:list-item>
              <text:p text:style-name="P27"><text:span text:style-name="T12">Should be a check box (each worth one point, point value = total score- allow for multiple selections.</text:span></text:p>
              <text:list>
                <text:list-item>
                  <text:p text:style-name="P38"><text:span text:style-name="T12">Occupational Therapy</text:span></text:p>
                </text:list-item>
                <text:list-item>
                  <text:p text:style-name="P38"><text:span text:style-name="T12">Physical Therapy</text:span></text:p>
                </text:list-item>
                <text:list-item>
                  <text:p text:style-name="P38"><text:span text:style-name="T12">Speech and Language</text:span></text:p>
                </text:list-item>
                <text:list-item>
                  <text:p text:style-name="P38"><text:soft-page-break/><text:span text:style-name="T12">Behavioral/counseling</text:span></text:p>
                </text:list-item>
                <text:list-item>
                  <text:p text:style-name="P38"><text:span text:style-name="T12">None (value = 0) </text:span></text:p>
                </text:list-item>
              </text:list>
            </text:list-item>
          </text:list>
        </text:list-item>
      </text:list>
      <text:p text:style-name="P39"/>
      <text:list xml:id="list81439533484872" text:continue-numbering="true" text:style-name="WWNum7">
        <text:list-item>
          <text:p text:style-name="P18"><text:span text:style-name="T14">How does your child mainly communicate? <text:s/>Pick which one fits your child the best in a setting outside of your home with non-familiar adults. <text:s/></text:span></text:p>
          <text:list>
            <text:list-item>
              <text:p text:style-name="P30"><text:span text:style-name="T12">Verbally (0)</text:span></text:p>
            </text:list-item>
            <text:list-item>
              <text:p text:style-name="P28"><text:span text:style-name="T12">Gestures(3)</text:span></text:p>
            </text:list-item>
            <text:list-item>
              <text:p text:style-name="P28"><text:span text:style-name="T12">AAC Device (3)</text:span></text:p>
            </text:list-item>
          </text:list>
        </text:list-item>
      </text:list>
      <text:p text:style-name="P11"/>
      <text:list xml:id="list81438616434312" text:continue-numbering="true" text:style-name="WWNum7">
        <text:list-item>
          <text:p text:style-name="P14"><text:span text:style-name="T12">Have you ever participated with Able Athletics? </text:span></text:p>
          <text:list>
            <text:list-item>
              <text:p text:style-name="P28"><text:span text:style-name="T12">Yes (0) </text:span></text:p>
            </text:list-item>
            <text:list-item>
              <text:p text:style-name="P28"><text:span text:style-name="T12">No (2) </text:span></text:p>
            </text:list-item>
          </text:list>
        </text:list-item>
      </text:list>
      <text:p text:style-name="P11"/>
      <text:list xml:id="list81439242109470" text:continue-numbering="true" text:style-name="WWNum7">
        <text:list-item>
          <text:p text:style-name="P19"><text:span text:style-name="T15">General Safety Awareness: On a scale of <text:s/>0 (Extremely Aware) to 5 (Not Aware at All),</text:span></text:p>
        </text:list-item>
      </text:list>
      <text:list xml:id="list2771976860" text:style-name="WWNum8">
        <text:list-item>
          <text:p text:style-name="P31"><text:span text:style-name="T15">How aware is your child of potential dangers in non-familiar environments? </text:span></text:p>
        </text:list-item>
        <text:list-item>
          <text:p text:style-name="P32"><text:span text:style-name="T15">How confident are you that your child understands and follows basic safety rules related to elopement? <text:s/></text:span></text:p>
        </text:list-item>
      </text:list>
      <text:p text:style-name="P40"><text:span text:style-name="T16">GROUP RATING TOTALS:</text:span><text:span text:style-name="T15"> </text:span></text:p>
      <text:list xml:id="list3932214915" text:style-name="WWNum2">
        <text:list-item>
          <text:p text:style-name="P22"><text:span text:style-name="T17">Group 4</text:span><text:span text:style-name="T15"> - 2-10</text:span></text:p>
        </text:list-item>
        <text:list-item>
          <text:p text:style-name="P20"><text:span text:style-name="T17">Group 3 </text:span><text:span text:style-name="T15">- 11-16</text:span></text:p>
        </text:list-item>
        <text:list-item>
          <text:p text:style-name="P20"><text:span text:style-name="T17">Group 2 </text:span><text:span text:style-name="T15">- 17-23</text:span></text:p>
        </text:list-item>
        <text:list-item>
          <text:p text:style-name="P24"><text:span text:style-name="T17">Group 1</text:span><text:span text:style-name="T15"> - 24-34 </text:span></text:p>
        </text:list-item>
      </text:list>
      <text:p text:style-name="P12"><text:span text:style-name="T17">The following questions should be included in intake however do not need to be assigned point values:</text:span></text:p>
      <text:list xml:id="list675166409" text:style-name="WWNum4">
        <text:list-item>
          <text:p text:style-name="P23"><text:soft-page-break/><text:span text:style-name="T15">My child is sensitive/fearful of: </text:span></text:p>
        </text:list-item>
        <text:list-item>
          <text:p text:style-name="P21"><text:span text:style-name="T15">What motivates your child?</text:span></text:p>
        </text:list-item>
        <text:list-item>
          <text:p text:style-name="P21"><text:span text:style-name="T15">What do we need to know to keep your child the safest?</text:span></text:p>
        </text:list-item>
        <text:list-item>
          <text:p text:style-name="P25"><text:span text:style-name="T15">Please utilize this area to showcase both the strengths and areas of improvement for your child. (Cap at 200 words)</text:span></text:p>
        </text:list-item>
      </text:list>
      <text:p text:style-name="P40"><text:span text:style-name="T15">***Full name, Preferred name, Age, School, Hometown need to be included with no value </text:span></text:p>
      <text:p text:style-name="P4"/>
      <text:p text:style-name="P5"><text:span text:style-name="T5">6. Questions and logic for assigning point values to match volunteers to athletes</text:span></text:p>
      <text:list xml:id="list3261437159" text:style-name="WWNum1">
        <text:list-item>
          <text:p text:style-name="P15"><text:span text:style-name="T11">Are you a student - </text:span></text:p>
          <text:list>
            <text:list-item>
              <text:p text:style-name="P29"><text:span text:style-name="T11">Yes(1) </text:span></text:p>
            </text:list-item>
            <text:list-item>
              <text:p text:style-name="P29"><text:span text:style-name="T11">No (0) (Do not answer question 2) </text:span></text:p>
            </text:list-item>
          </text:list>
        </text:list-item>
        <text:list-item>
          <text:p text:style-name="P15"><text:span text:style-name="T11">What Grade are you in- </text:span></text:p>
          <text:list>
            <text:list-item>
              <text:p text:style-name="P29"><text:span text:style-name="T11">8th - 3</text:span></text:p>
            </text:list-item>
            <text:list-item>
              <text:p text:style-name="P29"><text:span text:style-name="T11">9th -3</text:span></text:p>
            </text:list-item>
            <text:list-item>
              <text:p text:style-name="P29"><text:span text:style-name="T11">10th-2</text:span></text:p>
            </text:list-item>
            <text:list-item>
              <text:p text:style-name="P29"><text:span text:style-name="T11">11th-1</text:span></text:p>
            </text:list-item>
            <text:list-item>
              <text:p text:style-name="P29"><text:span text:style-name="T11">12th- 1</text:span></text:p>
            </text:list-item>
          </text:list>
        </text:list-item>
        <text:list-item>
          <text:p text:style-name="P15"><text:span text:style-name="T11">Have you ever volunteered with us before:</text:span></text:p>
          <text:list>
            <text:list-item>
              <text:p text:style-name="P29"><text:span text:style-name="T11">Yes- 0</text:span></text:p>
            </text:list-item>
            <text:list-item>
              <text:p text:style-name="P29"><text:span text:style-name="T11">No -1 </text:span></text:p>
            </text:list-item>
          </text:list>
        </text:list-item>
      </text:list>
      <text:p text:style-name="P35"/>
      <text:p text:style-name="P36"><text:span text:style-name="T7">Every Group Should have a mix of 5, 4, 3, 2</text:span></text:p>
      <text:p text:style-name="P36"><text:soft-page-break/><text:span text:style-name="T7">Station Leader Should be assignment for 0,1</text:span></text:p>
      <text:p text:style-name="P4"/>
      <text:p text:style-name="P5"><text:span text:style-name="T8">7. Any key differences to be mindful of between sports (anything specific to track in one vs other)?</text:span></text:p>
      <text:p text:style-name="P4"/>
      <text:list xml:id="list2677729285" text:style-name="WWNum6">
        <text:list-item>
          <text:p text:style-name="P16"><text:span text:style-name="T8">Special event participation: <text:s/>For example: Field hockey nationals, lacrosse nationals, group outings</text:span></text:p>
        </text:list-item>
      </text:list>
      <text:p text:style-name="P3"/>
      <text:p text:style-name="Standard"/>
      <text:p text:style-name="Standard">8. <text:s/>Sports Coverage in the Next 12 Months </text:p>
      <text:p text:style-name="Standard"><text:s text:c="3"/>- Field Hockey</text:p>
      <text:p text:style-name="Standard"><text:s text:c="3"/>- Lacrosse</text:p>
      <text:p text:style-name="Standard"><text:s text:c="3"/>- Flag Football</text:p>
      <text:p text:style-name="Standard"><text:s text:c="3"/>- Volleyball</text:p>
      <text:p text:style-name="Standard"><text:s text:c="3"/>- Basketball</text:p>
      <text:p text:style-name="Standard"/>
      <text:p text:style-name="Standard">9. <text:s/>Additional Requirements </text:p>
      <text:p text:style-name="Standard"><text:s text:c="3"/>- Integration of waivers and privacy policy within the registration and onboarding process.</text:p>
      <text:p text:style-name="Standard"/>
      <text:p text:style-name="Standard"><text:s/>Challenges and Solutions: </text:p>
      <text:p text:style-name="Standard">- Incomplete user flow due to non-completion of self-analysis: Implement a tracking system that flags incomplete sections and sends targeted reminders.</text:p>
      <text:p text:style-name="Standard">- Communication efficiency: Use automated email systems for consistent and timely messaging.</text:p>
      <text:p text:style-name="Standard">- Data organization: A robust database to track detailed volunteer and athlete attributes for better program matching and reporting.</text:p>
      <text:p text:style-name="Standard"><text:soft-page-break/></text:p>
      <text:p text:style-name="P6"/>
      <text:list xml:id="list3919009702" text:style-name="WWNum5">
        <text:list-item>
          <text:p text:style-name="P17"><text:span text:style-name="T2"><office:annotation office:name="__Annotation__142_1351242741"><dc:creator>Erica Maiorano</dc:creator><dc:date>2024-01-27T23:41:52</dc:date><text:p><text:span text:style-name="T20">Add an option for volunteers/family to check in at the time of session?</text:span></text:p></office:annotation></text:span><text:span text:style-name="T2">Add an option for volunteers/family to check in at the time of session?</text:span><office:annotation-end office:name="__Annotation__142_1351242741"/></text:p>
        </text:list-item>
        <text:list-item>
          <text:p text:style-name="P17"><text:span text:style-name="T3">We would like to be able to assign roles to volunteers and for them to be notified of their roles prior to the session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Roboto" fo:font-family="Roboto" style:font-family-generic="roman" style:font-pitch="variable" style:text-underline-style="none"/>
    </style:style>
    <style:style style:name="ListLabel_20_56" style:display-name="ListLabel 56" style:family="text">
      <style:text-properties style:font-name="Roboto" fo:font-family="Roboto" style:font-family-generic="roman" style:font-pitch="variable" style:text-underline-style="none"/>
    </style:style>
    <style:style style:name="ListLabel_20_57" style:display-name="ListLabel 57" style:family="text">
      <style:text-properties style:font-name="Roboto" fo:font-family="Roboto" style:font-family-generic="roman" style:font-pitch="variable"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57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font-size="15pt" fo:font-weight="bold" style:font-size-asian="15pt" style:font-weight-asian="bold" style:font-size-complex="15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Able Athletics Software and Processing Platform: Key Issues </text:span></text:p>
        <text:p text:style-name="Standard"/>
      </style:header>
      <style:footer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First_20_Page" style:display-name="First Page" style:page-layout-name="Mpm3" style:next-style-name="Standard">
      <style:header>
        <text:p text:style-name="MP1"><text:span text:style-name="MT1"><text:s/>Able Athletics Software and Processing Platform: Key Issues </text:span></text:p>
        <text:p text:style-name="Standard"/>
      </style:header>
      <style:footer>
        <text:p text:style-name="Standard"/>
      </style:footer>
    </style:master-page>
    <style:master-page style:name="Converted6" style:page-layout-name="Mpm4" style:next-style-name="Converted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22" meta:word-count="958" meta:character-count="5896" meta:non-whitespace-character-count="4886"/>
    <meta:generator>LibreOfficeDev/6.0.5.2$Linux_X86_64 LibreOffice_project/</meta:generator>
  </office:meta>
</office:document-meta>
</file>